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6.304cm" fo:margin-left="0.002cm" fo:margin-top="0cm" fo:margin-bottom="0cm" style:page-number="auto" table:align="left"/>
    </style:style>
    <style:style style:name="Table1.A" style:family="table-column">
      <style:table-column-properties style:column-width="5.431cm"/>
    </style:style>
    <style:style style:name="Table1.B" style:family="table-column">
      <style:table-column-properties style:column-width="5.435cm"/>
    </style:style>
    <style:style style:name="Table1.C" style:family="table-column">
      <style:table-column-properties style:column-width="5.438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margin-left="1.06cm" fo:margin-right="0cm" fo:margin-top="0.847cm" fo:margin-bottom="0cm" loext:contextual-spacing="false" fo:line-height="0.423cm" fo:text-align="center" style:justify-single-word="false" fo:keep-together="always" fo:text-indent="0cm" style:auto-text-indent="false" fo:keep-with-next="always"/>
    </style:style>
    <style:style style:name="P2" style:family="paragraph" style:parent-style-name="Standard">
      <style:paragraph-properties fo:margin-left="1.06cm" fo:margin-right="0cm" fo:margin-top="0.847cm" fo:margin-bottom="0cm" loext:contextual-spacing="false" fo:line-height="0.423cm" fo:text-align="start" style:justify-single-word="false" fo:keep-together="always" fo:text-indent="0cm" style:auto-text-indent="false" fo:keep-with-next="always"/>
      <style:text-properties fo:letter-spacing="normal"/>
    </style:style>
    <style:style style:name="P3" style:family="paragraph" style:parent-style-name="Standard">
      <style:paragraph-properties fo:margin-left="1.06cm" fo:margin-right="0cm" fo:margin-top="0.847cm" fo:margin-bottom="0cm" loext:contextual-spacing="false" fo:line-height="0.423cm" fo:text-align="center" style:justify-single-word="false" fo:keep-together="always" fo:text-indent="0cm" style:auto-text-indent="false" fo:keep-with-next="always"/>
      <style:text-properties fo:letter-spacing="normal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keep-together="always" fo:text-indent="0cm" style:auto-text-indent="false" fo:keep-with-next="always"/>
    </style:style>
    <style:style style:name="P8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keep-together="always" fo:text-indent="0cm" style:auto-text-indent="false" fo:keep-with-next="always"/>
      <style:text-properties fo:color="#4f81bd" style:font-name="Cambria" fo:font-size="13pt" fo:letter-spacing="normal" fo:font-weight="bold" fo:background-color="#ffffff" style:font-name-asian="Cambria1" style:font-size-asian="13pt" style:font-weight-asian="bold" style:font-name-complex="Cambria1"/>
    </style:style>
    <style:style style:name="P9" style:family="paragraph" style:parent-style-name="Standard" style:list-style-name="WWNum11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</style:style>
    <style:style style:name="P10" style:family="paragraph" style:parent-style-name="Standard" style:list-style-name="WWNum13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</style:style>
    <style:style style:name="P11" style:family="paragraph" style:parent-style-name="Standard" style:list-style-name="WWNum28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</style:style>
    <style:style style:name="P12" style:family="paragraph" style:parent-style-name="Standard" style:list-style-name="WWNum30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</style:style>
    <style:style style:name="P13" style:family="paragraph" style:parent-style-name="Standard" style:list-style-name="WWNum32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</style:style>
    <style:style style:name="P14" style:family="paragraph" style:parent-style-name="Standard" style:list-style-name="WWNum39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</style:style>
    <style:style style:name="P15" style:family="paragraph" style:parent-style-name="Standard" style:list-style-name="WWNum41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</style:style>
    <style:style style:name="P16" style:family="paragraph" style:parent-style-name="Standard" style:list-style-name="WWNum43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</style:style>
    <style:style style:name="P17" style:family="paragraph" style:parent-style-name="Standard" style:list-style-name="WWNum45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</style:style>
    <style:style style:name="P18" style:family="paragraph" style:parent-style-name="Standard" style:list-style-name="WWNum47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</style:style>
    <style:style style:name="T1" style:family="text">
      <style:text-properties fo:color="#365f91" style:font-name="Cambria" fo:font-size="14pt" fo:letter-spacing="normal" fo:font-weight="bold" fo:background-color="#ffffff" loext:char-shading-value="0" style:font-name-asian="Cambria1" style:font-size-asian="14pt" style:font-weight-asian="bold" style:font-name-complex="Cambria1"/>
    </style:style>
    <style:style style:name="T2" style:family="text">
      <style:text-properties fo:letter-spacing="normal"/>
    </style:style>
    <style:style style:name="T3" style:family="text">
      <style:text-properties fo:color="#00000a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4" style:family="text">
      <style:text-properties fo:color="#00000a" style:font-name="Calibri" fo:font-size="11pt" fo:letter-spacing="normal" officeooo:rsid="000a7101" fo:background-color="#ffffff" loext:char-shading-value="0" style:font-name-asian="Calibri1" style:font-size-asian="11pt" style:font-name-complex="Calibri1"/>
    </style:style>
    <style:style style:name="T5" style:family="text">
      <style:text-properties fo:color="#4f81bd" style:font-name="Cambria" fo:font-size="13pt" fo:letter-spacing="normal" fo:font-weight="bold" fo:background-color="#ffffff" loext:char-shading-value="0" style:font-name-asian="Cambria1" style:font-size-asian="13pt" style:font-weight-asian="bold" style:font-name-complex="Cambri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><text:span text:style-name="T1">Using Natural Language Processing </text:span></text:p>
            <text:p text:style-name="P1"><text:span text:style-name="T1">to Map Character Interations</text:span></text:p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1">Shane Quinn</text:span></text:p>
            <text:p text:style-name="P2"/>
          </table:table-cell>
          <table:table-cell table:style-name="Table1.A1" office:value-type="string">
            <text:p text:style-name="P1"><text:span text:style-name="T1">C11759215</text:span></text:p>
            <text:p text:style-name="P3"/>
          </table:table-cell>
          <table:table-cell table:style-name="Table1.A1" office:value-type="string">
            <text:p text:style-name="P1"><text:span text:style-name="T1">Mark Foley</text:span></text:p>
          </table:table-cell>
        </table:table-row>
      </table:table>
      <text:p text:style-name="P4"/>
      <text:list xml:id="list6391294933034264133" text:style-name="WWNum11">
        <text:list-item>
          <text:p text:style-name="P9"><text:span text:style-name="T1">Project statement</text:span></text:p>
        </text:list-item>
      </text:list>
      <text:p text:style-name="P4"/>
      <text:p text:style-name="P6"><text:span text:style-name="T3">The aim of this project is to create a program that will analyze the text of a novel, short story or play/screenplay using Natural Language Processing (NLP) techniques, such as Named Entity Recognition (NER) and </text:span><text:span text:style-name="T4">Co-reference</text:span><text:span text:style-name="T3"> Resolution. Using these techniques the program will learn to differentiate or recognise which words are the names or pronouns referring to specific characters. The program will then create a graph of the interactions between the various characters over the course of the source text. </text:span></text:p>
      <text:list xml:id="list7307368758482361936" text:style-name="WWNum13">
        <text:list-item>
          <text:p text:style-name="P10"><text:span text:style-name="T1">What research has been done and what are the outputs?<text:line-break/></text:span></text:p>
        </text:list-item>
      </text:list>
      <text:p text:style-name="P7"><text:span text:style-name="T5">Background research </text:span></text:p>
      <text:p text:style-name="P4"/>
      <text:p text:style-name="P6"><text:span text:style-name="T3"><text:tab/></text:span></text:p>
      <text:p text:style-name="P7"><text:span text:style-name="T5">Alternative existing solutions to the problem you are solving</text:span></text:p>
      <text:p text:style-name="P6"><text:span text:style-name="T3">(Focussing on the architecture and user/functional requirements</text:span></text:p>
      <text:p text:style-name="P8"/>
      <text:p text:style-name="P8"/>
      <text:p text:style-name="P7"><text:span text:style-name="T5">Technologies researched</text:span></text:p>
      <text:p text:style-name="P6"><text:span text:style-name="T3">What candidate technologies did you examine? What criteria did you use for selection? What experience you have in the chosen technologies? <text:s/>If new to you, what have you done to familiarise yourself with the new technology?</text:span></text:p>
      <text:p text:style-name="P8"><text:soft-page-break/></text:p>
      <text:p text:style-name="P4"/>
      <text:p text:style-name="P7"><text:span text:style-name="T5">Other relevant research done</text:span></text:p>
      <text:p text:style-name="P6"><text:span text:style-name="T3">e.g. interviews/ surveys</text:span></text:p>
      <text:p text:style-name="P8"/>
      <text:p text:style-name="P7"><text:span text:style-name="T5">Resultant findings/requirements</text:span></text:p>
      <text:p text:style-name="P6"><text:span text:style-name="T3">For example, a list of requirements for your solution – based on your research and analysis<text:line-break/><text:line-break/></text:span></text:p>
      <text:p text:style-name="P7"><text:span text:style-name="T5">Bibliography (research sources)</text:span></text:p>
      <text:p text:style-name="P4"/>
      <text:p text:style-name="P4"/>
      <text:p text:style-name="P4"/>
      <text:list xml:id="list1986818784304198948" text:style-name="WWNum28">
        <text:list-item>
          <text:p text:style-name="P11"><text:span text:style-name="T1">Analysis: Describe clearly what your solution will do</text:span></text:p>
        </text:list-item>
      </text:list>
      <text:p text:style-name="P4"/>
      <text:p text:style-name="P4"/>
      <text:list xml:id="list3748164071574461299" text:style-name="WWNum30">
        <text:list-item>
          <text:p text:style-name="P12"><text:span text:style-name="T1">Approach and Methodology</text:span></text:p>
        </text:list-item>
      </text:list>
      <text:p text:style-name="P6"><text:span text:style-name="T3">What is your approach to this project? Are you using any particular software methodology? <text:s/>Eg. Are you delivering design/ code in phases, or are you completing all design up front, followed by all coding? Have you some sections lower priority if time runs short?</text:span></text:p>
      <text:p text:style-name="P4"/>
      <text:list xml:id="list8058718507423250213" text:style-name="WWNum32">
        <text:list-item>
          <text:p text:style-name="P13"><text:span text:style-name="T1">Design</text:span></text:p>
        </text:list-item>
      </text:list>
      <text:p text:style-name="P4"/>
      <text:p text:style-name="P7"><text:span text:style-name="T5">Technical architecture diagram: </text:span></text:p>
      <text:p text:style-name="P6"><text:span text:style-name="T3">Insert the architecture for your solution</text:span></text:p>
      <text:p text:style-name="P7"><text:span text:style-name="T5"><text:line-break/>Other design documents</text:span></text:p>
      <text:p text:style-name="P6"><text:span text:style-name="T3">Insert other design artefacts <text:s/>that explain your system: e.g. Use cases/ ERDs/ Class diagrams </text:span></text:p>
      <text:list xml:id="list6898611122152476373" text:style-name="WWNum39">
        <text:list-item>
          <text:p text:style-name="P14"><text:soft-page-break/><text:span text:style-name="T1">Prototyping and Development</text:span></text:p>
        </text:list-item>
      </text:list>
      <text:p text:style-name="P6"><text:span text:style-name="T3">Explain exactly what prototyping and development you have completed</text:span></text:p>
      <text:p text:style-name="P4"/>
      <text:list xml:id="list61095388724207162" text:style-name="WWNum41">
        <text:list-item>
          <text:p text:style-name="P15"><text:span text:style-name="T1">Testing</text:span></text:p>
        </text:list-item>
      </text:list>
      <text:p text:style-name="P6"><text:span text:style-name="T3">Explain your planned testing approach: For example: who will be involved, what test scripts are planned, how will the testing be executed.</text:span></text:p>
      <text:p text:style-name="P5"/>
      <text:list xml:id="list7357869310078446472" text:style-name="WWNum43">
        <text:list-item>
          <text:p text:style-name="P16"><text:span text:style-name="T1">Issues and risks</text:span></text:p>
        </text:list-item>
      </text:list>
      <text:p text:style-name="P6"><text:span text:style-name="T3">Explain the main issues / challenges that are unresolved on your project. – and your suggested approach to solving them. This is a critical part of your report to show that you understand what is required to complete the project. </text:span></text:p>
      <text:list xml:id="list2882793454401001573" text:style-name="WWNum45">
        <text:list-item>
          <text:p text:style-name="P17"><text:span text:style-name="T1">Plan and future work</text:span></text:p>
        </text:list-item>
      </text:list>
      <text:p text:style-name="P6"><text:span text:style-name="T3">What are the key deliverables and date for the remainder of the project?</text:span></text:p>
      <text:p text:style-name="P5"/>
      <text:list xml:id="list8639657484853678797" text:style-name="WWNum47">
        <text:list-item>
          <text:p text:style-name="P18"><text:span text:style-name="T1">Conclusions</text:span></text:p>
        </text:list-item>
      </text:list>
      <text:p text:style-name="P6"><text:span text:style-name="T3">Identify interim conclusions viz. summary of findings thus far, plausibility of the proposed system and personal development conclusions. <text:s text:c="2"/></text:span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6T15:40:47.323000000</dc:date>
    <meta:editing-duration>PT2H16M20S</meta:editing-duration>
    <meta:editing-cycles>1</meta:editing-cycles>
    <meta:document-statistic meta:table-count="1" meta:image-count="0" meta:object-count="0" meta:page-count="3" meta:paragraph-count="37" meta:word-count="393" meta:character-count="2542" meta:non-whitespace-character-count="2176"/>
    <meta:generator>LibreOffice/4.3.0.4$Windows_x86 LibreOffice_project/62ad5818884a2fc2e5780dd45466868d41009ec0</meta:generator>
  </office:meta>
</office:document-meta>
</file>